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36pt" style:font-size-complex="36pt"/>
    </style:style>
    <style:style style:name="P4" style:family="paragraph">
      <style:text-properties fo:font-size="28pt" style:font-size-asian="40pt" style:font-size-complex="40pt"/>
    </style:style>
    <style:style style:name="P5" style:family="paragraph">
      <style:text-properties fo:font-size="20pt" style:font-size-asian="26pt" style:font-size-complex="26pt"/>
    </style:style>
    <style:style style:name="P6" style:family="paragraph">
      <style:text-properties fo:font-size="32pt" style:font-size-asian="44pt" style:font-size-complex="44pt"/>
    </style:style>
    <style:style style:name="P7" style:family="paragraph">
      <style:text-properties style:font-name="Segoe UI5" fo:font-size="26pt" style:font-size-asian="36pt" style:font-size-complex="36pt"/>
    </style:style>
    <style:style style:name="P8" style:family="paragraph">
      <style:text-properties fo:font-size="22pt" style:font-size-asian="28pt" style:font-size-complex="28pt"/>
    </style:style>
    <style:style style:name="P9" style:family="paragraph">
      <style:text-properties fo:font-size="24pt"/>
    </style:style>
    <style:style style:name="P10" style:family="paragraph">
      <style:text-properties fo:font-size="20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7" style:family="text">
      <style:text-properties style:font-name="Calibri2" style:font-name-asian="Calibri3" style:font-name-complex="Calibri3"/>
    </style:style>
    <style:style style:name="T8" style:family="text">
      <style:text-properties style:text-position="33% 58%" style:font-name="Calibri2" style:font-name-asian="Calibri3" style:font-name-complex="Calibri3"/>
    </style:style>
    <style:style style:name="T9" style:family="text">
      <style:text-properties style:font-name="Calibri3" style:font-name-asian="Calibri3" style:font-name-complex="Calibri3"/>
    </style:style>
    <style:style style:name="T10" style:family="text">
      <style:text-properties style:text-position="-33% 58%" style:font-name="Calibri2" style:font-name-asian="Calibri3" style:font-name-complex="Calibri3"/>
    </style:style>
    <style:style style:name="T11" style:family="text">
      <style:text-properties fo:font-size="24pt" fo:font-style="italic" style:font-size-asian="32pt" style:font-style-asian="italic" style:font-size-complex="32pt" style:font-style-complex="italic"/>
    </style:style>
    <style:style style:name="T12" style:family="text">
      <style:text-properties style:text-position="-33% 58%" fo:font-size="24pt" style:font-size-asian="32pt" style:font-size-complex="32pt"/>
    </style:style>
    <style:style style:name="T13" style:family="text">
      <style:text-properties style:text-position="33% 58%" fo:font-size="24pt" style:font-size-asian="32pt" style:font-size-complex="32pt"/>
    </style:style>
    <style:style style:name="T14" style:family="text">
      <style:text-properties style:font-name="Segoe UI4" fo:font-size="24pt" style:font-name-asian="Segoe UI4" style:font-size-asian="32pt" style:font-name-complex="Segoe UI4" style:font-size-complex="32pt"/>
    </style:style>
    <style:style style:name="T15" style:family="text">
      <style:text-properties style:text-position="33% 58%"/>
    </style:style>
    <style:style style:name="T16" style:family="text">
      <style:text-properties fo:font-size="26pt" style:font-size-asian="36pt" style:font-size-complex="36pt"/>
    </style:style>
    <style:style style:name="T17" style:family="text">
      <style:text-properties style:font-name="Segoe UI4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18" style:family="text">
      <style:text-properties style:text-position="-33% 58%" style:font-name="Segoe UI2" fo:font-size="26pt" style:font-name-asian="Segoe UI4" style:font-size-asian="36pt" style:font-name-complex="Segoe UI4" style:font-size-complex="36pt"/>
    </style:style>
    <style:style style:name="T19" style:family="text">
      <style:text-properties style:font-name="Segoe UI2" fo:font-size="26pt" style:font-name-asian="Segoe UI4" style:font-size-asian="36pt" style:font-name-complex="Segoe UI4" style:font-size-complex="36pt"/>
    </style:style>
    <style:style style:name="T20" style:family="text">
      <style:text-properties fo:font-size="26pt" fo:font-style="italic" style:font-size-asian="36pt" style:font-style-asian="italic" style:font-size-complex="36pt" style:font-style-complex="italic"/>
    </style:style>
    <style:style style:name="T21" style:family="text">
      <style:text-properties style:text-position="-33% 58%" fo:font-size="26pt" style:font-size-asian="36pt" style:font-size-complex="36pt"/>
    </style:style>
    <style:style style:name="T22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23" style:family="text">
      <style:text-properties style:text-position="-33% 58%" style:font-name="Calibri3" style:font-name-asian="Calibri3" style:font-name-complex="Calibri3"/>
    </style:style>
    <style:style style:name="T24" style:family="text">
      <style:text-properties fo:font-size="28pt" style:font-size-asian="40pt" style:font-size-complex="40pt"/>
    </style:style>
    <style:style style:name="T25" style:family="text">
      <style:text-properties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26" style:family="text">
      <style:text-properties style:text-position="-33% 58%" style:font-name="Segoe UI4" fo:font-size="28pt" fo:font-style="normal" style:font-name-asian="Segoe UI4" style:font-size-asian="40pt" style:font-style-asian="normal" style:font-name-complex="Segoe UI4" style:font-size-complex="40pt" style:font-style-complex="normal"/>
    </style:style>
    <style:style style:name="T27" style:family="text">
      <style:text-properties style:font-name="Segoe UI4" fo:font-size="28pt" style:font-name-asian="Segoe UI4" style:font-size-asian="40pt" style:font-name-complex="Segoe UI4" style:font-size-complex="40pt"/>
    </style:style>
    <style:style style:name="T28" style:family="text">
      <style:text-properties style:font-name="Segoe UI2" fo:font-size="28pt" style:font-name-asian="Segoe UI4" style:font-size-asian="40pt" style:font-name-complex="Segoe UI4" style:font-size-complex="40pt"/>
    </style:style>
    <style:style style:name="T29" style:family="text">
      <style:text-properties style:font-name="Segoe UI2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30" style:family="text">
      <style:text-properties style:text-position="-33% 58%" style:font-name="Segoe UI2" fo:font-size="28pt" style:font-name-asian="Segoe UI4" style:font-size-asian="40pt" style:font-name-complex="Segoe UI4" style:font-size-complex="40pt"/>
    </style:style>
    <style:style style:name="T31" style:family="text">
      <style:text-properties fo:font-size="28pt" fo:font-style="italic" style:font-size-asian="40pt" style:font-style-asian="italic" style:font-size-complex="40pt" style:font-style-complex="italic"/>
    </style:style>
    <style:style style:name="T32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33" style:family="text">
      <style:text-properties style:text-position="0% 100%" fo:font-size="28pt" fo:font-style="italic" style:font-size-asian="40pt" style:font-style-asian="italic" style:font-size-complex="40pt" style:font-style-complex="italic"/>
    </style:style>
    <style:style style:name="T34" style:family="text">
      <style:text-properties style:text-position="33% 58%" fo:font-size="28pt" style:font-size-asian="40pt" style:font-size-complex="40pt"/>
    </style:style>
    <style:style style:name="T35" style:family="text">
      <style:text-properties style:text-position="-33% 58%" fo:font-size="28pt" style:font-size-asian="40pt" style:font-size-complex="40pt"/>
    </style:style>
    <style:style style:name="T3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37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38" style:family="text">
      <style:text-properties fo:font-size="20pt" style:font-size-asian="26pt" style:font-size-complex="26pt"/>
    </style:style>
    <style:style style:name="T39" style:family="text">
      <style:text-properties fo:font-size="20pt" fo:font-style="italic" style:font-size-asian="26pt" style:font-style-asian="italic" style:font-size-complex="26pt" style:font-style-complex="italic"/>
    </style:style>
    <style:style style:name="T40" style:family="text">
      <style:text-properties style:text-position="-33% 58%" fo:font-size="20pt" fo:font-style="italic" style:font-size-asian="26pt" style:font-style-asian="italic" style:font-size-complex="26pt" style:font-style-complex="italic"/>
    </style:style>
    <style:style style:name="T41" style:family="text">
      <style:text-properties style:text-position="33% 58%" fo:font-size="20pt" style:font-size-asian="26pt" style:font-size-complex="26pt"/>
    </style:style>
    <style:style style:name="T42" style:family="text">
      <style:text-properties style:text-position="-33% 58%" fo:font-size="20pt" style:font-size-asian="26pt" style:font-size-complex="26pt"/>
    </style:style>
    <style:style style:name="T43" style:family="text">
      <style:text-properties style:font-name="Segoe UI4" fo:font-size="20pt" style:font-name-asian="Segoe UI4" style:font-size-asian="26pt" style:font-name-complex="Segoe UI4" style:font-size-complex="26pt"/>
    </style:style>
    <style:style style:name="T44" style:family="text">
      <style:text-properties style:font-name="Segoe UI2" fo:font-size="20pt" style:font-name-asian="Segoe UI4" style:font-size-asian="26pt" style:font-name-complex="Segoe UI4" style:font-size-complex="26pt"/>
    </style:style>
    <style:style style:name="T45" style:family="text">
      <style:text-properties style:font-name="Segoe UI2" fo:font-size="20pt" fo:font-style="italic" style:font-name-asian="Segoe UI4" style:font-size-asian="26pt" style:font-style-asian="italic" style:font-name-complex="Segoe UI4" style:font-size-complex="26pt" style:font-style-complex="italic"/>
    </style:style>
    <style:style style:name="T46" style:family="text">
      <style:text-properties style:text-position="-33% 58%" style:font-name="Segoe UI2" fo:font-size="20pt" style:font-name-asian="Segoe UI4" style:font-size-asian="26pt" style:font-name-complex="Segoe UI4" style:font-size-complex="26pt"/>
    </style:style>
    <style:style style:name="T47" style:family="text">
      <style:text-properties style:text-position="33% 58%" style:font-name="Segoe UI2" fo:font-size="20pt" style:font-name-asian="Segoe UI4" style:font-size-asian="26pt" style:font-name-complex="Segoe UI4" style:font-size-complex="26pt"/>
    </style:style>
    <style:style style:name="T48" style:family="text">
      <style:text-properties fo:font-size="32pt" style:font-size-asian="44pt" style:font-size-complex="44pt"/>
    </style:style>
    <style:style style:name="T49" style:family="text">
      <style:text-properties fo:font-size="32pt" fo:font-style="italic" style:font-size-asian="44pt" style:font-style-asian="italic" style:font-size-complex="44pt" style:font-style-complex="italic"/>
    </style:style>
    <style:style style:name="T50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1" style:family="text">
      <style:text-properties style:text-position="33% 58%" fo:font-style="italic" style:font-style-asian="italic" style:font-style-complex="italic"/>
    </style:style>
    <style:style style:name="T52" style:family="text">
      <style:text-properties style:text-position="0% 100%"/>
    </style:style>
    <style:style style:name="T53" style:family="text">
      <style:text-properties style:text-position="0% 100%" fo:font-style="italic" style:font-style-asian="italic" style:font-style-complex="italic"/>
    </style:style>
    <style:style style:name="T54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55" style:family="text">
      <style:text-properties style:text-position="-33% 58%" style:font-name="Segoe UI2" fo:font-style="italic" style:font-name-asian="Segoe UI4" style:font-style-asian="italic" style:font-name-complex="Segoe UI4" style:font-style-complex="italic"/>
    </style:style>
    <style:style style:name="T56" style:family="text">
      <style:text-properties style:font-name="Segoe UI2" style:font-name-asian="Segoe UI4" style:font-name-complex="Segoe UI4"/>
    </style:style>
    <style:style style:name="T57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58" style:family="text">
      <style:text-properties style:font-name="Calibri3" fo:font-size="16pt" fo:font-style="italic" style:font-name-asian="Calibri3" style:font-size-asian="16pt" style:font-style-asian="italic" style:font-name-complex="Calibri3" style:font-size-complex="16pt" style:font-style-complex="italic"/>
    </style:style>
    <style:style style:name="T59" style:family="text">
      <style:text-properties style:text-position="33% 58%" style:font-name="Calibri3" style:font-name-asian="Calibri3" style:font-name-complex="Calibri3"/>
    </style:style>
    <style:style style:name="T60" style:family="text">
      <style:text-properties style:text-position="33% 58%" style:font-name="Calibri3" fo:font-style="italic" style:font-name-asian="Calibri3" style:font-style-asian="italic" style:font-name-complex="Calibri3" style:font-style-complex="italic"/>
    </style:style>
    <style:style style:name="T61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6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3" style:family="text">
      <style:text-properties style:text-position="33% 58%" fo:font-style="normal" style:font-style-asian="normal" style:font-style-complex="normal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style:font-name="Segoe UI5" fo:font-size="26pt" style:font-size-asian="36pt" style:font-size-complex="36pt"/>
    </style:style>
    <style:style style:name="T66" style:family="text">
      <style:text-properties style:font-name="Segoe UI5" fo:font-size="26pt" fo:font-style="italic" style:font-size-asian="36pt" style:font-style-asian="italic" style:font-size-complex="36pt" style:font-style-complex="italic"/>
    </style:style>
    <style:style style:name="T67" style:family="text">
      <style:text-properties style:text-position="-33% 58%" style:font-name="Segoe UI5" fo:font-size="26pt" fo:font-style="italic" style:font-size-asian="36pt" style:font-style-asian="italic" style:font-size-complex="36pt" style:font-style-complex="italic"/>
    </style:style>
    <style:style style:name="T68" style:family="text">
      <style:text-properties style:text-position="33% 58%" style:font-name="Segoe UI5" fo:font-size="26pt" style:font-name-asian="Calibri3" style:font-size-asian="36pt" style:font-name-complex="Calibri3" style:font-size-complex="36pt"/>
    </style:style>
    <style:style style:name="T69" style:family="text">
      <style:text-properties style:font-name="Segoe UI5" fo:font-size="26pt" style:font-name-asian="Calibri3" style:font-size-asian="36pt" style:font-name-complex="Calibri3" style:font-size-complex="36pt"/>
    </style:style>
    <style:style style:name="T70" style:family="text">
      <style:text-properties style:font-name="Segoe UI5" fo:font-size="26pt" fo:font-style="italic" style:font-name-asian="Calibri3" style:font-size-asian="36pt" style:font-style-asian="italic" style:font-name-complex="Calibri3" style:font-size-complex="36pt" style:font-style-complex="italic"/>
    </style:style>
    <style:style style:name="T71" style:family="text">
      <style:text-properties style:text-position="-33% 58%" style:font-name="Segoe UI5" fo:font-size="26pt" fo:font-style="italic" style:font-name-asian="Calibri3" style:font-size-asian="36pt" style:font-style-asian="italic" style:font-name-complex="Calibri3" style:font-size-complex="36pt" style:font-style-complex="italic"/>
    </style:style>
    <style:style style:name="T72" style:family="text">
      <style:text-properties style:text-position="0% 100%" style:font-name="Segoe UI5" fo:font-size="26pt" fo:font-style="normal" style:font-name-asian="Calibri3" style:font-size-asian="36pt" style:font-style-asian="normal" style:font-name-complex="Calibri3" style:font-size-complex="36pt" style:font-style-complex="normal"/>
    </style:style>
    <style:style style:name="T73" style:family="text">
      <style:text-properties style:text-position="33% 58%" style:font-name="Segoe UI4" fo:font-size="28pt" style:font-name-asian="Segoe UI4" style:font-size-asian="40pt" style:font-name-complex="Segoe UI4" style:font-size-complex="40pt"/>
    </style:style>
    <style:style style:name="T74" style:family="text">
      <style:text-properties style:text-position="-33% 58%" style:font-name="Segoe UI4" fo:font-size="28pt" style:font-name-asian="Segoe UI4" style:font-size-asian="40pt" style:font-name-complex="Segoe UI4" style:font-size-complex="40pt"/>
    </style:style>
    <style:style style:name="T75" style:family="text">
      <style:text-properties style:text-position="33% 58%"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76" style:family="text">
      <style:text-properties style:text-position="33% 58%" style:font-name="Segoe UI4" style:font-name-asian="Segoe UI4" style:font-name-complex="Segoe UI4"/>
    </style:style>
    <style:style style:name="T77" style:family="text">
      <style:text-properties style:text-position="33% 58%" style:font-name="Segoe UI2" style:font-name-asian="Segoe UI4" style:font-name-complex="Segoe UI4"/>
    </style:style>
    <style:style style:name="T78" style:family="text">
      <style:text-properties style:font-name="Segoe UI4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79" style:family="text">
      <style:text-properties style:text-position="-33% 58%" style:font-name="Segoe UI2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80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81" style:family="text">
      <style:text-properties style:text-position="33% 58%" style:font-name="Segoe UI4" fo:font-size="24pt" style:font-name-asian="Segoe UI4" style:font-size-asian="32pt" style:font-name-complex="Segoe UI4" style:font-size-complex="32pt"/>
    </style:style>
    <style:style style:name="T82" style:family="text">
      <style:text-properties style:text-position="33% 58%" style:font-name="Segoe UI2" fo:font-size="24pt" style:font-name-asian="Segoe UI4" style:font-size-asian="32pt" style:font-name-complex="Segoe UI4" style:font-size-complex="32pt"/>
    </style:style>
    <style:style style:name="T83" style:family="text">
      <style:text-properties style:text-position="-33% 58%" fo:font-size="26pt" fo:font-style="italic" style:font-size-asian="36pt" style:font-style-asian="italic" style:font-size-complex="36pt" style:font-style-complex="italic"/>
    </style:style>
    <style:style style:name="T84" style:family="text">
      <style:text-properties style:text-position="33% 58%" fo:font-size="26pt" style:font-size-asian="36pt" style:font-size-complex="36pt"/>
    </style:style>
    <style:style style:name="T85" style:family="text">
      <style:text-properties style:text-position="-33% 58%" style:font-name="Segoe UI2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86" style:family="text">
      <style:text-properties style:text-position="33% 58%" style:font-name="Segoe UI2" fo:font-size="26pt" style:font-name-asian="Segoe UI4" style:font-size-asian="36pt" style:font-name-complex="Segoe UI4" style:font-size-complex="36pt"/>
    </style:style>
    <style:style style:name="T87" style:family="text">
      <style:text-properties style:text-position="33% 58%" style:font-name="Segoe UI4" fo:font-size="26pt" style:font-name-asian="Segoe UI4" style:font-size-asian="36pt" style:font-name-complex="Segoe UI4" style:font-size-complex="36pt"/>
    </style:style>
    <style:style style:name="T88" style:family="text">
      <style:text-properties style:text-position="33% 58%" fo:font-size="32pt" style:font-size-asian="44pt" style:font-size-complex="44pt"/>
    </style:style>
    <style:style style:name="T89" style:family="text">
      <style:text-properties style:text-position="33% 58%" style:font-name="Segoe UI4" fo:font-size="32pt" style:font-size-asian="44pt" style:font-size-complex="44pt"/>
    </style:style>
    <style:style style:name="T90" style:family="text">
      <style:text-properties style:text-position="33% 58%" style:font-name="Segoe UI2" fo:font-size="32pt" style:font-name-asian="Segoe UI4" style:font-size-asian="44pt" style:font-name-complex="Segoe UI4" style:font-size-complex="44pt"/>
    </style:style>
    <style:style style:name="T91" style:family="text">
      <style:text-properties style:text-position="-33% 58%"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92" style:family="text">
      <style:text-properties style:text-position="-33% 58%" style:font-name="Segoe UI2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93" style:family="text">
      <style:text-properties style:text-position="33% 58%" style:font-name="Segoe UI2" fo:font-size="28pt" style:font-name-asian="Segoe UI4" style:font-size-asian="40pt" style:font-name-complex="Segoe UI4" style:font-size-complex="40pt"/>
    </style:style>
    <style:style style:name="T94" style:family="text">
      <style:text-properties style:text-position="0% 100%" style:font-name="Segoe UI4" fo:font-size="16pt" fo:font-style="italic" style:font-name-asian="Segoe UI4" style:font-size-asian="16pt" style:font-style-asian="italic" style:font-name-complex="Segoe UI4" style:font-size-complex="16pt" style:font-style-complex="italic"/>
    </style:style>
    <style:style style:name="T95" style:family="text">
      <style:text-properties style:text-position="-33% 58%" style:font-name="Segoe UI4" fo:font-size="24pt" style:font-name-asian="Segoe UI4" style:font-size-asian="24pt" style:font-name-complex="Segoe UI4" style:font-size-complex="24pt"/>
    </style:style>
    <style:style style:name="T96" style:family="text">
      <style:text-properties style:text-position="-33% 58%" style:font-name="Segoe UI4" fo:font-size="24pt" fo:font-style="italic" style:font-name-asian="Segoe UI4" style:font-size-asian="24pt" style:font-style-asian="italic" style:font-name-complex="Segoe UI4" style:font-size-complex="24pt" style:font-style-complex="italic"/>
    </style:style>
    <style:style style:name="T97" style:family="text">
      <style:text-properties fo:font-size="22pt" style:font-size-asian="28pt" style:font-size-complex="28pt"/>
    </style:style>
    <style:style style:name="T98" style:family="text">
      <style:text-properties fo:font-size="22pt" fo:font-style="italic" style:font-size-asian="28pt" style:font-style-asian="italic" style:font-size-complex="28pt" style:font-style-complex="italic"/>
    </style:style>
    <style:style style:name="T99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100" style:family="text">
      <style:text-properties style:font-name="Segoe UI4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101" style:family="text">
      <style:text-properties style:font-name="Segoe UI4" fo:font-size="16pt" fo:font-style="italic" style:font-name-asian="Segoe UI4" style:font-size-asian="16pt" style:font-style-asian="italic" style:font-name-complex="Segoe UI4" style:font-size-complex="16pt" style:font-style-complex="italic"/>
    </style:style>
    <style:style style:name="T102" style:family="text">
      <style:text-properties style:text-position="-33% 58%" style:font-name="Segoe UI2" fo:font-size="24pt" style:font-name-asian="Segoe UI4" style:font-size-asian="32pt" style:font-name-complex="Segoe UI4" style:font-size-complex="32pt"/>
    </style:style>
    <style:style style:name="T103" style:family="text">
      <style:text-properties style:font-name="Segoe UI2" fo:font-size="24pt" style:font-name-asian="Segoe UI4" style:font-size-asian="32pt" style:font-name-complex="Segoe UI4" style:font-size-complex="32pt"/>
    </style:style>
    <style:style style:name="T104" style:family="text">
      <style:text-properties style:font-name="Segoe UI2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105" style:family="text">
      <style:text-properties fo:font-size="24pt"/>
    </style:style>
    <style:style style:name="T106" style:family="text">
      <style:text-properties style:text-position="-33% 58%" fo:font-size="22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Von welchem Typ sind die Lösungen der zeitunabhängigen Schrödinger-Gleichung für ein System aus zwei nicht miteinander wechselwirkenden unterscheidbaren Teilch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wird von direkten Produktzuständen gelöst. Der Zwei-Teilchen-Zustand wird formal als kommutatives Produkt der beiden Ein-Teilchen-Zustände geseh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d die Nomenklatur bei Produkträumen gehandhab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untere Index bezeichnet die Anzahl der Teilchen in dem System, beispielsweise 1 (<text:span text:style-name="T2">ℋ</text:span><text:span text:style-name="T3">1</text:span>), <text:span text:style-name="T4">2</text:span> (<text:span text:style-name="T2">ℋ</text:span><text:span text:style-name="T3">2</text:span>) oder <text:span text:style-name="T2">N</text:span> (<text:span text:style-name="T2">ℋ</text:span><text:span text:style-name="T5">N</text:span>).</text:p>
            <text:p/>
            <text:p>Der obere Index bezeichnet die unterscheidbaren und daher numerierbaren Teilchen:</text:p>
            <text:p>Zum Beispiel Teilchen 2: |<text:span text:style-name="T6">η</text:span><text:span text:style-name="T7">⟩</text:span><text:span text:style-name="T8">(2)</text:span><text:span text:style-name="T7"> </text:span><text:span text:style-name="T9">ϵ</text:span><text:span text:style-name="T7"> ℋ</text:span><text:span text:style-name="T10">1</text:span><text:span text:style-name="T8">(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><text:span text:style-name="T1">Welche Zustände enthält der Produktraum </text:span><text:span text:style-name="T11">ℋ</text:span><text:span text:style-name="T12">2</text:span><text:span text:style-name="T1"> = </text:span><text:span text:style-name="T11">ℋ</text:span><text:span text:style-name="T12">1</text:span><text:span text:style-name="T13">(1)</text:span><text:span text:style-name="T1"> </text:span><text:span text:style-name="T14">× </text:span><text:span text:style-name="T11">ℋ</text:span><text:span text:style-name="T12">1</text:span><text:span text:style-name="T13">(2)</text:span><text:span text:style-name="T1"> wenn </text:span><text:span text:style-name="T11">ℋ</text:span><text:span text:style-name="T12">1</text:span><text:span text:style-name="T13">(1,2)</text:span><text:span text:style-name="T1"> die Hilbert-Räume von Teilchen 1 und Teilchen 2 sind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us allen direkten Produktzuständen sowie aus allen denkbaren Linearkombinationen dieser Produktzustände mit komplexen Koeffizienten:</text:p>
            <text:p/>
            <text:p/>
            <text:p/>
          </draw:text-box>
        </draw:frame>
        <draw:frame draw:style-name="gr2" draw:text-style-name="P2" draw:layer="layout" svg:width="11.975cm" svg:height="1.266cm" svg:x="8.012cm" svg:y="11.866cm">
          <text:p/>
          <draw:object xlink:href="../Direkter%20Produktzustand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9.538cm" svg:height="4.151cm" svg:x="4.23cm" svg:y="14.424cm">
          <text:p/>
          <draw:object xlink:href="../Elemente%20des%20Produktraums.odf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.115cm" svg:height="1cm" svg:x="6.967cm" svg:y="14.643cm">
          <text:p/>
          <draw:object xlink:href="../sum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1.115cm" svg:height="1cm" svg:x="7.952cm" svg:y="14.643cm">
          <text:p/>
          <draw:object xlink:href="../sum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.115cm" svg:height="1cm" svg:x="14.999cm" svg:y="14.643cm">
          <text:p/>
          <draw:object xlink:href="../sum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1.115cm" svg:height="1cm" svg:x="15.922cm" svg:y="14.643cm">
          <text:p/>
          <draw:object xlink:href="../sum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so sind Wechselwirkungen im <text:span text:style-name="T2">ℋ</text:span><text:span text:style-name="T3">2</text:span> möglich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Nicht jedes Element in ℋ<text:span text:style-name="T3">2</text:span> lässt sich durch direkte Produktzustände ausdrücken, jedoch ist jeder direkte Produktzustand Element von ℋ<text:span text:style-name="T3">2</text:span>.</text:p>
            <text:p/>
            <text:p>Bei vorliegenden Wechselwirkungen sind direkte Produktzustände nicht mehr Eigenzustände zum Gesamt-Hamilton-Operator, allerdings lassen sich diese (WW-Eigenzustände) nach den Eigenzuständen des freien Systems entwickeln, so dass sie Element des ℋ<text:span text:style-name="T3">2</text:span> sind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Skalarprodukt im Produktraum <text:span text:style-name="T2">ℋ</text:span><text:span text:style-name="T3">2</text:span> erklä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ur Zustände aus demselben Teilraum werden miteinander kombiniert.</text:p>
            <text:p>Für reine Produktzustände als echte Teilmenge des ℋ<text:span text:style-name="T3">2</text:span> gilt:</text:p>
            <text:p/>
            <text:p/>
            <text:p/>
            <text:p/>
            <text:p>Für allgmeine Zustände des Produktraums ℋ<text:span text:style-name="T3">2</text:span> gilt:</text:p>
          </draw:text-box>
        </draw:frame>
        <draw:frame draw:style-name="gr2" draw:text-style-name="P2" draw:layer="layout" svg:width="22.162cm" svg:height="2.95cm" svg:x="2.918cm" svg:y="10.024cm">
          <text:p/>
          <draw:object xlink:href="../Skalarprodukt%20für%20direkte%20Produktzustände%20(kompakt)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2" draw:layer="layout" svg:width="19.594cm" svg:height="2.169cm" svg:x="4.202cm" svg:y="15.515cm">
          <text:p/>
          <draw:object xlink:href="../Skalarprodukt%20für%20allgemeine%20Zustände%20des%20Produktraums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1.116cm" svg:height="1cm" svg:x="8.421cm" svg:y="15.743cm">
          <text:p/>
          <draw:object xlink:href="../sum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1.116cm" svg:height="1cm" svg:x="9.591cm" svg:y="15.743cm">
          <text:p/>
          <draw:object xlink:href="../sum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eine orthonormierte Basis des <text:span text:style-name="T2">ℋ</text:span><text:span text:style-name="T3">2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seien</text:p>
            <text:p><text:s/>{|<text:span text:style-name="T2">a</text:span><text:span text:style-name="T5">n</text:span><text:span text:style-name="T15">(1)</text:span>⟩} ; {|<text:span text:style-name="T2">b</text:span><text:span text:style-name="T5">m</text:span><text:span text:style-name="T15">(2)</text:span>⟩} </text:p>
            <text:p>Eigenzustände vollständiger Sätze kommutierender Observablen in ℋ<text:span text:style-name="T3">1</text:span><text:span text:style-name="T15">(1)</text:span> bzw. ℋ<text:span text:style-name="T3">1</text:span><text:span text:style-name="T15">(2)</text:span> und damit orthonormierte Basen dieser Räume, dann bilden die Produktzustände</text:p>
            <text:p/>
            <text:p>{|<text:span text:style-name="T2">a</text:span><text:span text:style-name="T5">n</text:span><text:span text:style-name="T2">b</text:span><text:span text:style-name="T5">m</text:span>⟩ = |<text:span text:style-name="T2">a</text:span><text:span text:style-name="T5">n</text:span><text:span text:style-name="T15">(1)</text:span>⟩|<text:span text:style-name="T2">b</text:span><text:span text:style-name="T5">m</text:span><text:span text:style-name="T15">(2)</text:span>⟩}</text:p>
            <text:p/>
            <text:p>eine orthonormierte Basis des ℋ<text:span text:style-name="T3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16">Wie entwickelt man den Zwei-Teilchen-Zustand |</text:span><text:span text:style-name="T17">φ</text:span><text:span text:style-name="T18">2</text:span><text:span text:style-name="T19">⟩</text:span><text:span text:style-name="T16"> nach den Basen des </text:span><text:span text:style-name="T20">ℋ</text:span><text:span text:style-name="T21">2</text:span><text:span text:style-name="T16"> und wie erhält man seine Komponenten?</text:span></text:p>
          </draw:text-box>
        </draw:frame>
        <draw:frame presentation:style-name="pr5" draw:layer="layout" svg:width="25.199cm" svg:height="13.976cm" svg:x="1.4cm" svg:y="4.017cm" presentation:class="subtitle" presentation:user-transformed="true">
          <draw:text-box>
            <text:p/>
            <text:p>Man entwickelt zunächst die Ein-Teilchen-Zustände nach den jeweiligen, in ihren Ein-Teilchen-Räumen ℋ<text:span text:style-name="T3">1</text:span><text:span text:style-name="T15">(1,2)</text:span> vollständigen Basen {|<text:span text:style-name="T2">a</text:span><text:span text:style-name="T5">n</text:span><text:span text:style-name="T15">(1)</text:span>⟩}, {|<text:span text:style-name="T2">b</text:span><text:span text:style-name="T5">m</text:span><text:span text:style-name="T15">(2)</text:span>⟩}:</text:p>
            <text:p/>
            <text:p/>
            <text:p>und erhält so durch Einsetzen</text:p>
            <text:p/>
            <text:p/>
            <text:p/>
            <text:p/>
            <text:p/>
            <text:p>Die Komponenten <text:span text:style-name="T6">ϒ</text:span><text:span text:style-name="T22">nm</text:span><text:span text:style-name="T9">(</text:span><text:span text:style-name="T6">φ</text:span><text:span text:style-name="T9">) des allgemeinen Zustands |</text:span><text:span text:style-name="T6">φ</text:span><text:span text:style-name="T23">2</text:span><text:span text:style-name="T9">⟩ versteht man als Projektionen von |</text:span><text:span text:style-name="T6">φ</text:span><text:span text:style-name="T23">2</text:span><text:span text:style-name="T9">⟩ auf die entsprechenden Basiszustände |</text:span><text:span text:style-name="T6">a</text:span><text:span text:style-name="T22">n</text:span><text:span text:style-name="T9"> </text:span><text:span text:style-name="T6">b</text:span><text:span text:style-name="T22">m</text:span><text:span text:style-name="T9">⟩:</text:span></text:p>
          </draw:text-box>
        </draw:frame>
        <draw:frame draw:style-name="gr2" draw:text-style-name="P2" draw:layer="layout" svg:width="16.918cm" svg:height="2.191cm" svg:x="5.54cm" svg:y="7.404cm">
          <text:p/>
          <draw:object xlink:href="../Entwicklung%20der%20Ein-Teilchen-Zustände%20nach%20ihren%20Basen.odf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2" draw:layer="layout" svg:width="22.438cm" svg:height="4.783cm" svg:x="2.78cm" svg:y="10.708cm">
          <text:p/>
          <draw:object xlink:href="../Entwicklung%20des%20Zwei-Teilchen-Zustands%20nach%20den%20Basen%20der%20den%20Zwei-Teilchen-Hilbertraum%20zusammensetzenden%20Ein-Teilchen-Hilberträume.odf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7.947cm" svg:height="1.274cm" svg:x="10.026cm" svg:y="18.262cm">
          <text:p/>
          <draw:object xlink:href="../Komponenten%20von%20phi%202%20als%20Ergebnis%20der%20Projektion%20von%20phi%202%20auf%20die%20Basiszustände%20(oder%20allgemein%20einer%20Projektion%20auf%20Zustandsvektoren)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.114cm" svg:height="1cm" svg:x="12.075cm" svg:y="13.543cm">
          <text:p/>
          <draw:object xlink:href="../sum.odf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" draw:layer="layout" svg:width="1.115cm" svg:height="1cm" svg:x="6.89cm" svg:y="10.943cm">
          <text:p/>
          <draw:object xlink:href="../sum.odf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2" draw:layer="layout" svg:width="1.115cm" svg:height="1cm" svg:x="8.859cm" svg:y="7.643cm">
          <text:p/>
          <draw:object xlink:href="../sum.odf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2" draw:layer="layout" svg:width="1.115cm" svg:height="1cm" svg:x="5.667cm" svg:y="10.943cm">
          <text:p/>
          <draw:object xlink:href="../sum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1.115cm" svg:height="1cm" svg:x="17.982cm" svg:y="7.643cm">
          <text:p/>
          <draw:object xlink:href="../sum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1.12cm" svg:height="1cm" svg:x="18.567cm" svg:y="10.943cm">
          <text:p/>
          <draw:object xlink:href="../sum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4">Es sei |</text:span><text:span text:style-name="T25">φ</text:span><text:span text:style-name="T26">2</text:span><text:span text:style-name="T24">⟩ </text:span><text:span text:style-name="T27">ϵ</text:span><text:span text:style-name="T28"> </text:span><text:span text:style-name="T29">ℋ</text:span><text:span text:style-name="T30">2</text:span><text:span text:style-name="T24"> und |</text:span><text:span text:style-name="T31">a</text:span><text:span text:style-name="T32">n</text:span><text:span text:style-name="T33"> </text:span><text:span text:style-name="T31">b</text:span><text:span text:style-name="T32">m</text:span><text:span text:style-name="T24">⟩ = |</text:span><text:span text:style-name="T31">a</text:span><text:span text:style-name="T32">n</text:span><text:span text:style-name="T34">(1)</text:span><text:span text:style-name="T24">⟩ |</text:span><text:span text:style-name="T31">b</text:span><text:span text:style-name="T32">m</text:span><text:span text:style-name="T34">(2)</text:span><text:span text:style-name="T24">⟩ ein Basiszustand des </text:span><text:span text:style-name="T31">ℋ</text:span><text:span text:style-name="T35">2</text:span><text:span text:style-name="T24">. Was bedeutet dann |⟨</text:span><text:span text:style-name="T31">a</text:span><text:span text:style-name="T32">n</text:span><text:span text:style-name="T33"> </text:span><text:span text:style-name="T31">b</text:span><text:span text:style-name="T32">m</text:span><text:span text:style-name="T24">|</text:span><text:span text:style-name="T25">φ</text:span><text:span text:style-name="T26">2</text:span><text:span text:style-name="T24">⟩|</text:span><text:span text:style-name="T34">2</text:span><text:span text:style-name="T24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Wahrscheinlichkeit, bei einer Messung am Zwei-Teilchen-System </text:p>
            <text:p>|<text:span text:style-name="T6">φ</text:span><text:span text:style-name="T36">2⟩ Teilchen 1 im Zustand |</text:span><text:span text:style-name="T6">a</text:span><text:span text:style-name="T22">n</text:span><text:span text:style-name="T37">(1)</text:span><text:span text:style-name="T36">⟩ und Teilchen 2 im Zustand |</text:span><text:span text:style-name="T6">b</text:span><text:span text:style-name="T22">m</text:span><text:span text:style-name="T37">(2)</text:span><text:span text:style-name="T36">⟩ anzutreff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5" draw:layer="layout" svg:width="25.199cm" svg:height="3.506cm" svg:x="1.4cm" svg:y="0.831cm" presentation:class="title" presentation:user-transformed="true">
          <draw:text-box>
            <text:p><text:span text:style-name="T38">Die Eigenzustände |</text:span><text:span text:style-name="T39">a</text:span><text:span text:style-name="T40">n</text:span><text:span text:style-name="T41">(1)</text:span><text:span text:style-name="T38">⟩ des Operators </text:span><text:span text:style-name="T39">A</text:span><text:span text:style-name="T42">1</text:span><text:span text:style-name="T41">(1)</text:span><text:span text:style-name="T38"> sollen eine Basis des </text:span><text:span text:style-name="T39">ℋ</text:span><text:span text:style-name="T42">1</text:span><text:span text:style-name="T41">(1)</text:span><text:span text:style-name="T38"> bilden. Wie lautet dann die Spektraldarstellung von </text:span><text:span text:style-name="T39">A</text:span><text:span text:style-name="T42">1</text:span><text:span text:style-name="T41">(1)</text:span><text:span text:style-name="T38"> im Produktraum </text:span><text:span text:style-name="T39">ℋ</text:span><text:span text:style-name="T42">2</text:span><text:span text:style-name="T38"> = </text:span><text:span text:style-name="T39">ℋ</text:span><text:span text:style-name="T42">1</text:span><text:span text:style-name="T41">(1)</text:span><text:span text:style-name="T38"> </text:span><text:span text:style-name="T43">×</text:span><text:span text:style-name="T44"> </text:span><text:span text:style-name="T45">ℋ</text:span><text:span text:style-name="T46">1</text:span><text:span text:style-name="T47">(2)</text:span><text:span text:style-name="T44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6.446cm" svg:height="2.279cm" svg:x="5.776cm" svg:y="9.36cm">
          <text:p/>
          <draw:object xlink:href="../Spektraldarstellung%20des%20Operators%20A(1)%20mit%20Basiszuständen%20aus%20H1(1)%20im%20Produktraum%20H2.odf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2" draw:layer="layout" svg:width="1.12cm" svg:height="1cm" svg:x="8.867cm" svg:y="9.597cm">
          <text:p/>
          <draw:object xlink:href="../sum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3.506cm" svg:x="1.4cm" svg:y="0.839cm" presentation:class="title" presentation:user-transformed="true">
          <draw:text-box>
            <text:p><text:span text:style-name="T1">Teilchen 1 und 2 seien unterscheidbar. Kann man den Impuls von Teilchen 1 und den Ort von Teilchen 2 gleichzeitig scharf mess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Ein-Teilchen-Operatoren die sich auf verschiedene Teilchen beziehen kommutieren auf jeden Fall:</text:p>
          </draw:text-box>
        </draw:frame>
        <draw:frame draw:style-name="gr2" draw:text-style-name="P2" draw:layer="layout" svg:width="26.002cm" svg:height="1.505cm" svg:x="0.998cm" svg:y="12.747cm">
          <text:p/>
          <draw:object xlink:href="../Operatoridentität%20für%20kommutierende%20Operatoren%20aus%20unterschiedlichen%20Teilräumen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48">Wie sieht der Hilbert-Raum </text:span><text:span text:style-name="T49">ℋ</text:span><text:span text:style-name="T50">N</text:span><text:span text:style-name="T48"> eines Systems aus </text:span><text:span text:style-name="T49">N</text:span><text:span text:style-name="T48"> unterscheidbaren Teilchen aus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r enthält alle direkten <text:span text:style-name="T2">N</text:span>-Teilchen-Produktzustände aus Ein-Teilchen-Zuständen der Räume <text:span text:style-name="T2">ℋ</text:span><text:span text:style-name="T3">1</text:span><text:span text:style-name="T15">( </text:span><text:span text:style-name="T51">i </text:span><text:span text:style-name="T15">)</text:span> und alle Linearkombinationen derselbe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24">Wie konstruiert man eine orthonormierte Basis im </text:span><text:span text:style-name="T31">ℋ</text:span><text:span text:style-name="T32">N</text:span><text:span text:style-name="T24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nalog zu <text:span text:style-name="T2">ℋ</text:span><text:span text:style-name="T3">2</text:span><text:span text:style-name="T52">:</text:span></text:p>
            <text:p><text:span text:style-name="T52">die Produktzustände aus den Eigenzuständen vollständiger Sätze kommutierender Observablen in </text:span><text:span text:style-name="T53">ℋ</text:span><text:span text:style-name="T3">1</text:span><text:span text:style-name="T15">( </text:span><text:span text:style-name="T51">i</text:span><text:span text:style-name="T15"> )</text:span><text:span text:style-name="T52"> bilden eine orthonormierte Basis des </text:span><text:span text:style-name="T53">ℋ</text:span><text:span text:style-name="T5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lässt sich zur statistischen Interpretation eines <text:span text:style-name="T2">N</text:span>-Teilchen-Zustands |<text:span text:style-name="T54">ψ</text:span><text:span text:style-name="T55">N</text:span><text:span text:style-name="T56">⟩</text:span> aussa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ormiert man die Zustände des <text:span text:style-name="T2">ℋ</text:span><text:span text:style-name="T5">N</text:span> auf 1, so kann die statistische Interpretation aus der der Ein-Teilchen-Zustände verallgemeinert werd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identische Teilc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eilchen, die in allen ihren Teilcheneigenschaften (z.B. Masse, Spin, Ladung, magnetisches Moment, Volumen, Trägheitsmoment) übereinstimmen.</text:p>
            <text:p/>
            <text:p>Ort, Impuls, Drehimpuls oder bspw. Spinprojektion sind zeitlich veränderbar und keine Teilcheneigenschaft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identische Teilchen auch in der Klassischen Physik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allerdings kann man sie durch exakte Messung ihres Ortes und Impulses identifiziere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Prinzip der Ununterscheidbarkei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dentische Teilchen sind grundsätzlich ununterscheidbar und besitzen somit keine Individualität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24">Welche Grundvoraussetzungen müssen die Observablen eines Systems aus </text:span><text:span text:style-name="T31">N</text:span><text:span text:style-name="T24"> identischen Teilchen erfüll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müssen explizit und in gleichgewichtiger (symmetrischer) Weise von den Koordinaten aller Teilchen abhänge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zeichnet oberer und unterer Index der Elemente eines <text:span text:style-name="T2">N</text:span>-Teilchen-Zustand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|<text:span text:style-name="T6">φ</text:span><text:span text:style-name="T57">N</text:span><text:span text:style-name="T7">⟩ </text:span><text:span text:style-name="T9">≡</text:span><text:span text:style-name="T7"> |</text:span><text:span text:style-name="T6">φ</text:span><text:span text:style-name="T58">α</text:span><text:span text:style-name="T23">1</text:span><text:span text:style-name="T59">(1)</text:span><text:span text:style-name="T9"> </text:span><text:span text:style-name="T6">φ</text:span><text:span text:style-name="T58">α</text:span><text:span text:style-name="T23">2</text:span><text:span text:style-name="T59">(2)</text:span><text:span text:style-name="T9"> . . . </text:span><text:span text:style-name="T6">φ</text:span><text:span text:style-name="T58">α</text:span><text:span text:style-name="T22">N</text:span><text:span text:style-name="T59">(</text:span><text:span text:style-name="T60">N</text:span><text:span text:style-name="T59">)</text:span><text:span text:style-name="T7">⟩</text:span></text:p>
            <text:p><text:span text:style-name="T7"/></text:p>
            <text:p><text:span text:style-name="T7">Der untere Index bezieht sich auf die (Sätze von) Quantenzahlen, durch welche die Ein-Teilchen-Zustände als Elemente des </text:span><text:span text:style-name="T61">N</text:span><text:span text:style-name="T7">-Teilchen-Zustands eindeutig charakterisiert sind, der obere Index bezeichnet die in diesem </text:span><text:span text:style-name="T61">N</text:span><text:span text:style-name="T7">-Teilchen-Zustand enthaltenen Teilchen. Sie werden damit nicht gekennzeichnet, die Indizierung dient einzig mathematischen Zwecken. Die Reihenfolge der Quantenzahlen bleibt daher immer glei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 die Wirkungsweise des Permutations- und des Transpositionsoperators.</text:p>
          </draw:text-box>
        </draw:frame>
        <draw:frame presentation:style-name="pr2" draw:layer="layout" svg:width="25.199cm" svg:height="18.777cm" svg:x="1.4cm" svg:y="1.619cm" presentation:class="subtitle" presentation:user-transformed="true">
          <draw:text-box>
            <text:p/>
            <text:p/>
            <text:p/>
            <text:p>Der Permutationsoperator <text:span text:style-name="T2">P</text:span><text:span text:style-name="T4"> verändert die Verteilung der Teilchen über die </text:span><text:span text:style-name="T2">N</text:span><text:span text:style-name="T4"> Ein-Teilchen-Zustände: er ändert die Reihenfolge der Teilchenindizes. Jede Permutation lässt sich auf ein Produkt einfacher Vertauschungen zweier Teilchen zurückführen.</text:span></text:p>
            <text:p><text:span text:style-name="T4"/></text:p>
            <text:p><text:span text:style-name="T4">Der Transpositionsoperator </text:span><text:span text:style-name="T2">P</text:span><text:span text:style-name="T5">ij</text:span><text:span text:style-name="T4"> vertauscht das Teilchen an der </text:span><text:span text:style-name="T2">i</text:span><text:span text:style-name="T4">-ten und der </text:span><text:span text:style-name="T2">j</text:span><text:span text:style-name="T4">-ten </text:span><text:span text:style-name="T62">Position</text:span><text:span text:style-name="T4">, er ist somit eine einfache Permutation zweier Teilchen. Die Quantenzahlen bleiben hiervon unberührt!</text:span></text:p>
            <text:p><text:span text:style-name="T4"/></text:p>
            <text:p><text:span text:style-name="T4"/></text:p>
            <text:p><text:span text:style-name="T4">Wichtig: es wird nicht das </text:span><text:span text:style-name="T2">i</text:span><text:span text:style-name="T4">-te und </text:span><text:span text:style-name="T2">j</text:span><text:span text:style-name="T4">-te Teilchen vertauscht, sondern es tauschen die Teilchen an </text:span><text:span text:style-name="T2">i</text:span><text:span text:style-name="T4">-ter und </text:span><text:span text:style-name="T2">j</text:span><text:span text:style-name="T4">-ter Position! Die Teilchen werden nicht "numeriert" in dem Sinne, dass sie ihre Nummer auszeichnet. Sie werden für mathematische Zwecke damit bezeichnet, können aber ansonsten nicht identifiziert werden.</text:span></text:p>
          </draw:text-box>
        </draw:frame>
        <draw:frame draw:style-name="gr2" draw:text-style-name="P2" draw:layer="layout" svg:width="14.823cm" svg:height="1.567cm" svg:x="6.588cm" svg:y="13.416cm">
          <text:p/>
          <draw:object xlink:href="../Transpositionsoperator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nd Transpositionsoperatoren vertauschba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normalerweise nicht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>
          <draw:text-box>
            <text:p><text:span text:style-name="T48">Ist der Permutations-(Transpositions-)operator im Produktraum </text:span><text:span text:style-name="T49">ℋ</text:span><text:span text:style-name="T50">N</text:span><text:span text:style-name="T48"> hermitesch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Permutationsoperator nicht (aufgrund der Nicht-Vertauschbarkeit des Transpositionsoperators), der Transpositionsoperator selber schon:</text:p>
            <text:p/>
            <text:p><text:span text:style-name="T2">P</text:span><text:span text:style-name="T5">ij</text:span><text:span text:style-name="T63">2</text:span> = <text:span text:style-name="T64">1</text:span><text:span text:style-name="T5">N</text:span> ⇔ <text:span text:style-name="T2">P</text:span><text:span text:style-name="T5">ij</text:span> = <text:span text:style-name="T2">P</text:span><text:span text:style-name="T5">ij</text:span><text:span text:style-name="T15">-1</text:span></text:p>
            <text:p>⇒ <text:span text:style-name="T2">P</text:span><text:span text:style-name="T37">†</text:span> = <text:span text:style-name="T2">P</text:span><text:span text:style-name="T15">-1</text:span> <text:s/>; <text:tab/> <text:span text:style-name="T2">P</text:span><text:span text:style-name="T5">ij</text:span><text:span text:style-name="T59">†</text:span> = <text:span text:style-name="T2">P</text:span><text:span text:style-name="T5">ij</text:span><text:span text:style-name="T15">-1</text:span> = <text:span text:style-name="T2">P</text:span><text:span text:style-name="T5">i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4">Welche fundamentale Forderung müssen Observable eines Systems identischer Teilchen erfüll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Vertauschen von Teilchenindizes in den Zustandssymbolen darf den eigentlichen Messwert nicht ändern: es muß die Operatoridentität <text:span text:style-name="T2">A</text:span><text:span text:style-name="T5">N</text:span> = <text:span text:style-name="T2">P</text:span><text:span text:style-name="T5">ij</text:span><text:span text:style-name="T59">†</text:span><text:span text:style-name="T9"> </text:span><text:span text:style-name="T61">A</text:span><text:span text:style-name="T57">N</text:span><text:span text:style-name="T7"> </text:span><text:span text:style-name="T61">P</text:span><text:span text:style-name="T57">ij</text:span><text:span text:style-name="T7"> gelten</text:span>!</text:p>
            <text:p/>
            <text:p/>
          </draw:text-box>
        </draw:frame>
        <draw:frame draw:style-name="gr2" draw:text-style-name="P2" draw:layer="layout" svg:width="20.339cm" svg:height="1.478cm" svg:x="3.83cm" svg:y="12.06cm">
          <text:p/>
          <draw:object xlink:href="../Observable%20eines%20Systems%20identischer%20Teilchen.odf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2" draw:layer="layout" svg:width="13.725cm" svg:height="3.431cm" svg:x="7.137cm" svg:y="14.784cm">
          <text:p/>
          <draw:object xlink:href="../Irrelevanz%20der%20Reihenfolge%20für%20Messung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text-style-name="P7" draw:layer="layout" svg:width="25.199cm" svg:height="3.506cm" svg:x="1.4cm" svg:y="0.835cm" presentation:class="title" presentation:user-transformed="true">
          <draw:text-box>
            <text:p text:style-name="P7"><text:span text:style-name="T65">Was folgt</text:span><text:span text:style-name="T65"> aus der Operatoridentität </text:span><text:span text:style-name="T66">A</text:span><text:span text:style-name="T67">N</text:span><text:span text:style-name="T65"> = </text:span><text:span text:style-name="T66">P</text:span><text:span text:style-name="T67">ij</text:span><text:span text:style-name="T68">†</text:span><text:span text:style-name="T69"> </text:span><text:span text:style-name="T70">A</text:span><text:span text:style-name="T71">N</text:span><text:span text:style-name="T69"> </text:span><text:span text:style-name="T70">P</text:span><text:span text:style-name="T71">ij</text:span><text:span text:style-name="T65"> für den Kommutator des Transpositionsoperators mit Observablen</text:span><text:span text:style-name="T72">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Er ist Null, d.h. alle <text:span text:style-name="T2">erlaubten</text:span> Observablen kommutieren mit allen Transpositions- und damit auch Permutationsoperatoren:</text:p>
            <text:p/>
            <text:p>[<text:span text:style-name="T2">A</text:span><text:span text:style-name="T5">N</text:span> , <text:span text:style-name="T2">P</text:span><text:span text:style-name="T5">ij</text:span>]_ = 0 für alle <text:span text:style-name="T2">i</text:span>,<text:span text:style-name="T2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24">Welche wichtige Symmetrieforderung ist an die Zustände eines Systems identischer Teilchen zu stell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Zustände eines Systems identischer Teilchen sind gegenüber Vertauschung zweier Teilchenindizes entweder symmetrisch oder antisymmetrisch</text:p>
          </draw:text-box>
        </draw:frame>
        <draw:frame draw:style-name="gr2" draw:text-style-name="P2" draw:layer="layout" svg:width="9.973cm" svg:height="1.537cm" svg:x="9.013cm" svg:y="13.731cm">
          <text:p/>
          <draw:object xlink:href="../Symmetriebedingung%20für%20Zustände%20eines%20Systems%20identischer%20Teilchen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presentation:style-name="pr1" draw:text-style-name="P4" draw:layer="layout" svg:width="25.199cm" svg:height="3.506cm" svg:x="1.4cm" svg:y="0.838cm" presentation:class="title" presentation:user-transformed="true">
          <draw:text-box>
            <text:p><text:span text:style-name="T24">Ist der Produktraum </text:span><text:span text:style-name="T31">ℋ</text:span><text:span text:style-name="T32">N</text:span><text:span text:style-name="T24"> = </text:span><text:span text:style-name="T31">ℋ</text:span><text:span text:style-name="T35">1</text:span><text:span text:style-name="T34">(1)</text:span><text:span text:style-name="T24"> </text:span><text:span text:style-name="T27">× </text:span><text:span text:style-name="T25">ℋ</text:span><text:span text:style-name="T26">1</text:span><text:span text:style-name="T73">(2)</text:span><text:span text:style-name="T27"> × . . . × </text:span><text:span text:style-name="T25">ℋ</text:span><text:span text:style-name="T74">1</text:span><text:span text:style-name="T73">(</text:span><text:span text:style-name="T75">N</text:span><text:span text:style-name="T73">)</text:span><text:span text:style-name="T27"> zur Beschreibung </text:span><text:span text:style-name="T25">N</text:span><text:span text:style-name="T27"> identischer Teilchen angemess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a nicht alle Elemente die Symmetrieforderung erfüllen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Zeitentwicklungsoperato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1.611cm" svg:height="2.237cm" svg:x="8.194cm" svg:y="9.381cm">
          <text:p/>
          <draw:object xlink:href="../Zeitentwicklungsoperator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4">Warum ändert sich für Zustände identischer Teilchen der Symmetriecharakter nicht mit der Zei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der Zeitentwicklungsoperator <text:span text:style-name="T2">U</text:span> mit dem Transpositionsoperator <text:span text:style-name="T2">P</text:span><text:span text:style-name="T5">ij</text:span> vertauscht:</text:p>
            <text:p/>
            <text:p>[<text:span text:style-name="T2">U</text:span> , <text:span text:style-name="T2">P</text:span><text:span text:style-name="T5">ij</text:span>]_ = 0</text:p>
            <text:p/>
            <text:p/>
            <text:p/>
            <text:p/>
          </draw:text-box>
        </draw:frame>
        <draw:frame draw:style-name="gr2" draw:text-style-name="P2" draw:layer="layout" svg:width="21.334cm" svg:height="3.075cm" svg:x="3.332cm" svg:y="12.762cm">
          <text:p/>
          <draw:object xlink:href="../Keine%20Änderung%20der%20Symmetrie%20im%20zeitlichen%20Verlauf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Räume <text:span text:style-name="T2">ℋ</text:span><text:span text:style-name="T5">N</text:span><text:span text:style-name="T15">(</text:span><text:span text:style-name="T76">±</text:span><text:span text:style-name="T77">)</text:span><text:span text:style-name="T56">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rgibt das Skalarprodukt aus einem Zustand des <text:span text:style-name="T2">ℋ</text:span><text:span text:style-name="T5">N</text:span><text:span text:style-name="T15">(</text:span><text:span text:style-name="T76">+</text:span><text:span text:style-name="T77">)</text:span> mit einem des <text:span text:style-name="T2">ℋ</text:span><text:span text:style-name="T5">N</text:span><text:span text:style-name="T15">(</text:span><text:span text:style-name="T76">-</text:span><text:span text:style-name="T77">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Warum kann ein System identischer Teilchen nicht sowohl symmetrisierte als auch antisymmetrisierte Zustände besitz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ie erhält man aus einem nicht-symmetrisierten Produktzustand |</text:span><text:span text:style-name="T78">φ</text:span><text:span text:style-name="T79">N</text:span><text:span text:style-name="T1">⟩ </text:span><text:span text:style-name="T14">ϵ</text:span><text:span text:style-name="T1"> </text:span><text:span text:style-name="T11">ℋ</text:span><text:span text:style-name="T80">N</text:span><text:span text:style-name="T1"> einen (anti-)symmetrisierten Zustand des </text:span><text:span text:style-name="T11">ℋ</text:span><text:span text:style-name="T80">N</text:span><text:span text:style-name="T13">(</text:span><text:span text:style-name="T81">±</text:span><text:span text:style-name="T82">)</text:span><text:span text:style-name="T1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3" draw:layer="layout" svg:width="25.199cm" svg:height="3.506cm" svg:x="1.4cm" svg:y="0.834cm" presentation:class="title" presentation:user-transformed="true">
          <draw:text-box>
            <text:p><text:span text:style-name="T16">Was ergibt die Anwendung des Symmetrisierungsoperators </text:span><text:span text:style-name="T20">S</text:span><text:span text:style-name="T83">N</text:span><text:span text:style-name="T84">(±)</text:span><text:span text:style-name="T16"> auf einen bereits(anti-)symmetrisierten Zustand |</text:span><text:span text:style-name="T17">φ</text:span><text:span text:style-name="T85">N</text:span><text:span text:style-name="T86">(</text:span><text:span text:style-name="T87">±</text:span><text:span text:style-name="T86">)</text:span><text:span text:style-name="T16">⟩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6" draw:layer="layout" svg:width="25.199cm" svg:height="3.511cm" svg:x="1.4cm" svg:y="0.835cm" presentation:class="title" presentation:user-transformed="true">
          <draw:text-box>
            <text:p><text:span text:style-name="T48">Ist die Vereinigung der Teilräume </text:span><text:span text:style-name="T49">ℋ</text:span><text:span text:style-name="T50">N</text:span><text:span text:style-name="T88">(</text:span><text:span text:style-name="T89">+</text:span><text:span text:style-name="T90">)</text:span><text:span text:style-name="T48"> und </text:span><text:span text:style-name="T49">ℋ</text:span><text:span text:style-name="T50">N</text:span><text:span text:style-name="T88">(</text:span><text:span text:style-name="T89">-</text:span><text:span text:style-name="T90">)</text:span><text:span text:style-name="T48"> mit dem Produktraum </text:span><text:span text:style-name="T49">ℋ</text:span><text:span text:style-name="T50">N</text:span><text:span text:style-name="T48"> identisch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asiszustände spannen den <text:span text:style-name="T2">ℋ</text:span><text:span text:style-name="T5">N</text:span><text:span text:style-name="T15">(</text:span><text:span text:style-name="T76">±</text:span><text:span text:style-name="T77">)</text:span> auf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Slater-Determinan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24">Was versteht man unter der Besetzungszahl </text:span><text:span text:style-name="T31">n</text:span><text:span text:style-name="T91">α</text:span><text:span text:style-name="T92">i</text:span><text:span text:style-name="T28">? Welche Werte kann sie im </text:span><text:span text:style-name="T29">ℋ</text:span><text:span text:style-name="T92">N</text:span><text:span text:style-name="T93">(</text:span><text:span text:style-name="T73">-</text:span><text:span text:style-name="T93">)</text:span><text:span text:style-name="T28"> und welche im </text:span><text:span text:style-name="T29">ℋ</text:span><text:span text:style-name="T92">N</text:span><text:span text:style-name="T93">(</text:span><text:span text:style-name="T73">+</text:span><text:span text:style-name="T93">)</text:span><text:span text:style-name="T28"> annehm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Skalarprodukt zwischen den (anti-)symmetrisierten Basiszuständen des <text:span text:style-name="T2">ℋ</text:span><text:span text:style-name="T5">N</text:span><text:span text:style-name="T15">(</text:span><text:span text:style-name="T76">±</text:span><text:span text:style-name="T77">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Besetzungszahldarstell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6" draw:layer="layout" svg:width="25.199cm" svg:height="3.511cm" svg:x="1.4cm" svg:y="0.835cm" presentation:class="title" presentation:user-transformed="true">
          <draw:text-box>
            <text:p><text:span text:style-name="T48">Welcher Teilchentyp wird im Hilbert-Raum </text:span><text:span text:style-name="T49">ℋ</text:span><text:span text:style-name="T50">N</text:span><text:span text:style-name="T88">(</text:span><text:span text:style-name="T89">+</text:span><text:span text:style-name="T90">)</text:span><text:span text:style-name="T48">, welcher im Hilbert-Raum </text:span><text:span text:style-name="T49">ℋ</text:span><text:span text:style-name="T50">N</text:span><text:span text:style-name="T88">(</text:span><text:span text:style-name="T89">-</text:span><text:span text:style-name="T90">)</text:span><text:span text:style-name="T48"> beschrieb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ussage macht der Spin-Statistik-Zusammenha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Bosonen, was sind Ferm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n Teilchentyp bezieht sich das Pauli-Prinzip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Können sich die zwei Elektronen von zwei Wasserstoffatomen, das eine hier auf der Erde, das andere auf dem Mond, gleichzeitig mit parallelem Spin im Grundzustand befin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48">Welche Hilbert-Räume werden durch den Erzeugungsoperator </text:span><text:span text:style-name="T49">a</text:span><text:span text:style-name="T50">α</text:span><text:span text:style-name="T88">+</text:span><text:span text:style-name="T48"> miteinander verknüpf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1" draw:layer="layout" svg:width="25.199cm" svg:height="3.555cm" svg:x="1.4cm" svg:y="0.808cm" presentation:class="title" presentation:user-transformed="true">
          <draw:text-box>
            <text:p><text:span text:style-name="T1">Auf welche Weise lässt sich der (anti-)symmetrisierte </text:span><text:span text:style-name="T11">N</text:span><text:span text:style-name="T1">-Teilchen-Zustand |</text:span><text:span text:style-name="T78">φ</text:span><text:span text:style-name="T94">α</text:span><text:span text:style-name="T95">1</text:span><text:span text:style-name="T14"> . . . </text:span><text:span text:style-name="T78">φ</text:span><text:span text:style-name="T94">α</text:span><text:span text:style-name="T96">N</text:span><text:span text:style-name="T14">⟩</text:span><text:span text:style-name="T81">(±)</text:span><text:span text:style-name="T1"> mit Hilfe von Erzeugungsoperatoren aus dem Vakuumzustand |0</text:span><text:span text:style-name="T14">⟩</text:span><text:span text:style-name="T1"> erzeu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24">Wie lautet die fundamentale Vertauschungsrelation für Erzeugungsoperatoren von Bosonen bzw. Ferm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eutung und Funktionsweise besitzt der Vernichtungs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97">Was ergibt die Anwendung des Vernichters </text:span><text:span text:style-name="T98">a</text:span><text:span text:style-name="T99">γ</text:span><text:span text:style-name="T97"> auf einen </text:span><text:span text:style-name="T98">N</text:span><text:span text:style-name="T97">-Teilchen-Zustand, in dem der Ein-Teilchen-Zustand |</text:span><text:span text:style-name="T100">φ</text:span><text:span text:style-name="T99">γ</text:span><text:span text:style-name="T97">⟩ gar nicht vorkomm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4">Wie lautet die fundamentale Vertauschungsrelation für Vernichtungsoperato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Vertauschungsrelation gilt zwischen Erzeugungs- und Vernichtungsopera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1" draw:layer="layout" svg:width="25.199cm" svg:height="3.506cm" svg:x="1.4cm" svg:y="0.832cm" presentation:class="title" presentation:user-transformed="true">
          <draw:text-box>
            <text:p><text:span text:style-name="T1">Wie ist die Wirkungsweise von </text:span><text:span text:style-name="T11">a</text:span><text:span text:style-name="T80">r</text:span><text:span text:style-name="T13">+</text:span><text:span text:style-name="T1"> auf einen Fock-Zustand </text:span><text:span text:style-name="T1"><text:line-break/></text:span><text:span text:style-name="T1">|</text:span><text:span text:style-name="T11">N</text:span><text:span text:style-name="T1">; </text:span><text:span text:style-name="T11">n</text:span><text:span text:style-name="T101">α</text:span><text:span text:style-name="T102">1</text:span><text:span text:style-name="T103"> . . . </text:span><text:span text:style-name="T104">n</text:span><text:span text:style-name="T101">α</text:span><text:span text:style-name="T79">r</text:span><text:span text:style-name="T103"> . . .⟩</text:span><text:span text:style-name="T82">(</text:span><text:span text:style-name="T81">±</text:span><text:span text:style-name="T82">)</text:span><text:span text:style-name="T103"> </text:span><text:span text:style-name="T1">definiert? Wie wirkt der Vernichtungsoperato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typisch für den Formalismus der zweiten Quantisierung?</text:p>
          </draw:text-box>
        </draw:frame>
        <draw:frame presentation:style-name="pr5" draw:text-style-name="P9" draw:layer="layout" svg:width="25.199cm" svg:height="12.18cm" svg:x="1.4cm" svg:y="4.914cm" presentation:class="subtitle">
          <draw:text-box>
            <text:p><text:span text:style-name="T105">Die Einführung von Erzeugungs- und Vernichtungsoperato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24">Welche allgemeine Struktur hat ein Ein-Teilchen-Operator im Formalismus der zweiten Quantisier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>
          <draw:text-box>
            <text:p><text:span text:style-name="T48">Wie sehen Zwei-Teilchen-Operatoren in zweiter Quantisierung au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16">Wie ist der Besetzungsdichte-(Besetzungszahl-)operator definiert? Was sind seine Eigenzustände und Eigenenergi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>
          <draw:text-box>
            <text:p><text:span text:style-name="T48">Wie ist der Teilchenzahloperator definiert? Was sind seine Eigenzustände und Eigenenergi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Bedeutung haben die Hartree-Fock-Gleichungen?</text:p>
          </draw:text-box>
        </draw:frame>
        <draw:frame presentation:style-name="pr5" draw:text-style-name="P9" draw:layer="layout" svg:width="25.199cm" svg:height="12.18cm" svg:x="1.4cm" svg:y="4.914cm" presentation:class="subtitle">
          <draw:text-box>
            <text:p><text:span text:style-name="T105">Sie sind wichtige Grundgleichungen zur Bestimmung der Elektronenverteilungen in Atomen, Molekülen und Festkörper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Zielsetzung des Hartree-Fock-Verfahren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Hartree- und Hartree-Fock-Metho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Durch welchen Term unterscheiden sich die Hartree-Fock-Gleichungen von den Hartree-Gleichungen? Wie kann man diesen Zusatzterm physikalisch interpret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Austauschwechselwirk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4">Mit welchem Hamilton-Operator wird im Heitler-London-Verfahren das Wasserstoffmolekül beschrieb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8" draw:layer="layout" svg:width="25.199cm" svg:height="3.506cm" svg:x="1.4cm" svg:y="0.833cm" presentation:class="title" presentation:user-transformed="true">
          <draw:text-box>
            <text:p><text:span text:style-name="T97">Was lässt sich beim H</text:span><text:span text:style-name="T106">2</text:span><text:span text:style-name="T97">-Molekül über den Zusammenhang von Gesamtelektronenspin und Symmetrie der Ortswellenfunktion aussa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text-style-name="P8" draw:layer="layout" svg:width="25.199cm" svg:height="3.506cm" svg:x="1.4cm" svg:y="0.832cm" presentation:class="title" presentation:user-transformed="true">
          <draw:text-box>
            <text:p><text:span text:style-name="T97">Wie kann man sich erklären, dass eine bestimmte Spineinstellung der beiden Elektronen energetisch bevorzugt ist, obwohl der Modell-Hamilton-Operator des H</text:span><text:span text:style-name="T106">2</text:span><text:span text:style-name="T97">-Moleküls spinunabhängig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4" draw:layer="layout" svg:width="25.199cm" svg:height="3.506cm" svg:x="1.4cm" svg:y="0.838cm" presentation:class="title" presentation:user-transformed="true">
          <draw:text-box>
            <text:p><text:span text:style-name="T24">Mit welchem Zustandsansatz wird beim Heitler-London-Verfahren die Grundzustandsenergie abgeschätz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8" draw:layer="layout" svg:width="25.199cm" svg:height="3.506cm" svg:x="1.4cm" svg:y="0.835cm" presentation:class="title" presentation:user-transformed="true">
          <draw:text-box>
            <text:p><text:span text:style-name="T97">In welcher Hinsicht trägt die Modellrechnung des H</text:span><text:span text:style-name="T106">2</text:span><text:span text:style-name="T97">-Moleküls nach dem Heitler-London-Verfahren zum Verständnis der chemischen Bindung bei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beim Heliumatom unter dem Interkombinationsverbo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Ortho- und Paraheliu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Wie lassen sich die starken Spineffekte des Heliums erklären, obwohl dieses in guter Näherung durch einen spinunabhängigen Hamilton-Operator beschrieben wir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u welcher Sorte Helium (para oder ortho) gehört der Grundzusta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die Autoionisation des Heliums erklä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Von welcher Größenordnung (in eV) ist die elektrostatische Abstoßungsenergie der beiden Heliumelektronen im Grundzustan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16">Welche Größe ist für die energetische Trennung von angeregten ortho- und para- He-Zuständen verantwortlich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10-27T09:23:32.343000000</dc:date>
    <meta:document-statistic meta:object-count="341"/>
  </office:meta>
</office:document-meta>
</file>